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51cm" fo:break-before="auto" style:use-optimal-row-height="true"/>
    </style:style>
    <style:style style:name="ro3" style:family="table-row">
      <style:table-row-properties style:row-height="2.445cm" fo:break-before="auto" style:use-optimal-row-height="true"/>
    </style:style>
    <style:style style:name="ro4" style:family="table-row">
      <style:table-row-properties style:row-height="2.4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0.06pt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PU CS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3</text:p>
          </table:table-cell>
          <table:table-cell table:style-name="ce3" office:value-type="string" calcext:value-type="string">
            <text:p>FCSR</text:p>
          </table:table-cell>
          <table:table-cell table:style-name="ce3" office:value-type="string" calcext:value-type="string" table:number-columns-spanned="4" table:number-rows-spanned="1">
            <text:p>Floating Point Control and Status Register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7:5</text:p>
          </table:table-cell>
          <table:table-cell table:style-name="ce3" office:value-type="string" calcext:value-type="string">
            <text:p>frm</text:p>
          </table:table-cell>
          <table:table-cell table:style-name="ce3" office:value-type="string" calcext:value-type="string">
            <text:p>3’b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Dynamic Rounding Mode</text:p>
            <text:p>                  FRM  Mnemonic  Meaning</text:p>
            <text:p>                  000  RNE       Round to Nearest, tied to even</text:p>
            <text:p>                  001  RTZ       Round to Zero</text:p>
            <text:p>                  010  RDN       Round Down towards minus infinite</text:p>
            <text:p>                  011  RUP       Round Up towards plus infinite</text:p>
            <text:p>                  100  RMM       Round to Nearest, ties to Max Magnitude</text:p>
            <text:p>                  101  Reserved</text:p>
            <text:p>                  110  Reserved</text:p>
            <text:p>                  111  DYN       In instruction’s rm field, </text:p>
            <text:p>                                        selects dynamic rounding mode;</text:p>
            <text:p>                                        In Rounding Mode register, Invalid.</text:p>
          </table:table-cell>
          <table:table-cell table:style-name="ce11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4:0</text:p>
          </table:table-cell>
          <table:table-cell table:style-name="ce3" office:value-type="string" calcext:value-type="string">
            <text:p>fflags</text:p>
          </table:table-cell>
          <table:table-cell table:style-name="ce3" office:value-type="string" calcext:value-type="string">
            <text:p>5’b00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Acquired Exception Flags</text:p>
            <text:p>                  bit4 : NV  Invalid Operation</text:p>
            <text:p>                  bit3 : DZ  Divide by Zero</text:p>
            <text:p>                  bit2 : OF  Overflow</text:p>
            <text:p>                  bit1 : UF  Underflow</text:p>
            <text:p>                  bit0 : NX  Inexact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2</text:p>
          </table:table-cell>
          <table:table-cell table:style-name="ce3" office:value-type="string" calcext:value-type="string">
            <text:p>FRM</text:p>
          </table:table-cell>
          <table:table-cell table:style-name="ce3" office:value-type="string" calcext:value-type="string" table:number-columns-spanned="4" table:number-rows-spanned="1">
            <text:p>Floating Point Dynamic Rounding Mode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9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2:0</text:p>
          </table:table-cell>
          <table:table-cell table:style-name="ce3" office:value-type="string" calcext:value-type="string">
            <text:p>frm</text:p>
          </table:table-cell>
          <table:table-cell table:style-name="ce3" office:value-type="string" calcext:value-type="string">
            <text:p>3’b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Dynamic Rounding Mode</text:p>
            <text:p>                  FRM  Mnemonic  Meaning</text:p>
            <text:p>                  000  RNE       Round to Nearest, tied to even</text:p>
            <text:p>                  001  RTZ       Round to Zero</text:p>
            <text:p>                  010  RDN       Round Down towards minus infinite</text:p>
            <text:p>                  011  RUP       Round Up towards plus infinite</text:p>
            <text:p>                  100  RMM       Round to Nearest, ties to Max Magnitude</text:p>
            <text:p>                  101  Reserved</text:p>
            <text:p>                  110  Reserved</text:p>
            <text:p>                  111  DYN       In instruction’s rm field, </text:p>
            <text:p>                                        selects dynamic rounding mode;</text:p>
            <text:p>                                        In Rounding Mode register, Invalid.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1</text:p>
          </table:table-cell>
          <table:table-cell table:style-name="ce3" office:value-type="string" calcext:value-type="string">
            <text:p>FFLAGS</text:p>
          </table:table-cell>
          <table:table-cell table:style-name="ce3" office:value-type="string" calcext:value-type="string" table:number-columns-spanned="4" table:number-rows-spanned="1">
            <text:p>Floating Point Acquired Exception Flags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7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4:0</text:p>
          </table:table-cell>
          <table:table-cell table:style-name="ce3" office:value-type="string" calcext:value-type="string">
            <text:p>fflags</text:p>
          </table:table-cell>
          <table:table-cell table:style-name="ce3" office:value-type="string" calcext:value-type="string">
            <text:p>5’b00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Acquired Exception Flags</text:p>
            <text:p>                  bit4 : NV  Invalid Operation</text:p>
            <text:p>                  bit3 : DZ  Divide by Zero</text:p>
            <text:p>                  bit2 : OF  Overflow</text:p>
            <text:p>                  bit1 : UF  Underflow</text:p>
            <text:p>                  bit0 : NX  Inexact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be0</text:p>
          </table:table-cell>
          <table:table-cell table:style-name="ce3" office:value-type="string" calcext:value-type="string">
            <text:p>FCONV</text:p>
          </table:table-cell>
          <table:table-cell table:style-name="ce3" office:value-type="string" calcext:value-type="string" table:number-columns-spanned="4" table:number-rows-spanned="1">
            <text:p>Floating Point Convergence Loop Count for FDIV/FSQRT Goldschmidt's Algorithm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7:4</text:p>
          </table:table-cell>
          <table:table-cell table:style-name="ce3" office:value-type="string" calcext:value-type="string">
            <text:p>fsqrtconv</text:p>
          </table:table-cell>
          <table:table-cell table:style-name="ce3" office:value-type="string" calcext:value-type="string">
            <text:p>4’b01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SQRT Convergence Loop Count (default 4)</text:p>
            <text:p>0: 16-loops</text:p>
            <text:p>1: 1-loop</text:p>
            <text:p>2: 2-loops</text:p>
            <text:p>…</text:p>
            <text:p>15: 15-loops</text:p>
          </table:table-cell>
          <table:table-cell table:style-name="ce11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3:0</text:p>
          </table:table-cell>
          <table:table-cell table:style-name="ce3" office:value-type="string" calcext:value-type="string">
            <text:p>fdivconv</text:p>
          </table:table-cell>
          <table:table-cell table:style-name="ce3" office:value-type="string" calcext:value-type="string">
            <text:p>4’b01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DIV Convergence Loop Count (default 4)</text:p>
            <text:p>0: 16-loops</text:p>
            <text:p>1: 1-loop</text:p>
            <text:p>2: 2-loops</text:p>
            <text:p>…</text:p>
            <text:p>15: 15-loops</text:p>
          </table:table-cell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3</text:p>
          </table:table-cell>
          <table:table-cell table:style-name="ce3" office:value-type="string" calcext:value-type="string">
            <text:p>FCSR</text:p>
          </table:table-cell>
          <table:table-cell table:style-name="ce3" office:value-type="string" calcext:value-type="string" table:number-columns-spanned="4" table:number-rows-spanned="1">
            <text:p>Floating Point Control and Status Register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7:5</text:p>
          </table:table-cell>
          <table:table-cell table:style-name="ce3" office:value-type="string" calcext:value-type="string">
            <text:p>frm</text:p>
          </table:table-cell>
          <table:table-cell table:style-name="ce3" office:value-type="string" calcext:value-type="string">
            <text:p>3’b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Dynamic Rounding Mode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4:0</text:p>
          </table:table-cell>
          <table:table-cell table:style-name="ce3" office:value-type="string" calcext:value-type="string">
            <text:p>fflags</text:p>
          </table:table-cell>
          <table:table-cell table:style-name="ce3" office:value-type="string" calcext:value-type="string">
            <text:p>5’b00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Acquired Exception Flags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2</text:p>
          </table:table-cell>
          <table:table-cell table:style-name="ce3" office:value-type="string" calcext:value-type="string">
            <text:p>FRM</text:p>
          </table:table-cell>
          <table:table-cell table:style-name="ce3" office:value-type="string" calcext:value-type="string" table:number-columns-spanned="4" table:number-rows-spanned="1">
            <text:p>Floating Point Dynamic Rounding Mode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9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2:0</text:p>
          </table:table-cell>
          <table:table-cell table:style-name="ce3" office:value-type="string" calcext:value-type="string">
            <text:p>frm</text:p>
          </table:table-cell>
          <table:table-cell table:style-name="ce3" office:value-type="string" calcext:value-type="string">
            <text:p>3’b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Dynamic Rounding Mode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1</text:p>
          </table:table-cell>
          <table:table-cell table:style-name="ce3" office:value-type="string" calcext:value-type="string">
            <text:p>FFLAGS</text:p>
          </table:table-cell>
          <table:table-cell table:style-name="ce3" office:value-type="string" calcext:value-type="string" table:number-columns-spanned="4" table:number-rows-spanned="1">
            <text:p>Floating Point Acquired Exception Flags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7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4:0</text:p>
          </table:table-cell>
          <table:table-cell table:style-name="ce3" office:value-type="string" calcext:value-type="string">
            <text:p>fflags</text:p>
          </table:table-cell>
          <table:table-cell table:style-name="ce3" office:value-type="string" calcext:value-type="string">
            <text:p>5’b0000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Floating Point Acquired Exception Flags</text:p>
          </table:table-cell>
          <table:table-cell table:style-name="ce11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17:45:47.56558378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17:46:06.560024750</dc:date>
    <meta:editing-duration>P4DT13H1M55S</meta:editing-duration>
    <meta:editing-cycles>479</meta:editing-cycles>
    <meta:generator>LibreOffice/7.5.3.2$MacOSX_AARCH64 LibreOffice_project/9f56dff12ba03b9acd7730a5a481eea045e468f3</meta:generator>
    <meta:document-statistic meta:table-count="1" meta:cell-count="169" meta:object-count="0"/>
  </office:meta>
</office:document-meta>
</file>